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4925in" fo:margin-right="0in" fo:text-indent="-0.1965in" style:auto-text-indent="false"/>
    </style:style>
    <style:style style:name="P7" style:family="paragraph" style:parent-style-name="Text_20_body" style:master-page-name="">
      <style:paragraph-properties style:page-number="auto" fo:keep-with-next="always"/>
    </style:style>
    <style:style style:name="P8" style:family="paragraph" style:parent-style-name="Text_20_body" style:list-style-name="L1"/>
    <style:style style:name="P9" style:family="paragraph" style:parent-style-name="Text_20_body" style:list-style-name="Numbering_20_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Numbering_20_1">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7"/>
    <style:style style:name="P18" style:family="paragraph" style:parent-style-name="Heading_20_1">
      <style:text-properties fo:font-style="normal" style:font-style-asian="normal" style:font-style-complex="normal"/>
    </style:style>
    <style:style style:name="P19" style:family="paragraph" style:parent-style-name="Heading_20_2" style:list-style-name=""/>
    <style:style style:name="P20" style:family="paragraph" style:parent-style-name="Numbering_20_1" style:list-style-name="Numbering_20_1"/>
    <style:style style:name="P21" style:family="paragraph" style:parent-style-name="Numbering_20_1_20_Start" style:list-style-name="Numbering_20_1"/>
    <style:style style:name="P22" style:family="paragraph" style:parent-style-name="Numbering_20_2" style:list-style-name="Numbering_20_2">
      <style:paragraph-properties fo:margin-left="0.4925in" fo:margin-right="0in" fo:text-indent="-0.1965in" style:auto-text-indent="false"/>
    </style:style>
    <style:style style:name="P23"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_20_Cover"><text:title>SmartFrog Release Process</text:title></text:p>
      <text:p text:style-name="Title_20_Cover"><text:date style:data-style-name="N75" text:date-value="2011-09-29T17:55:37">29 Sep 2011</text:date></text:p>
      <text:p text:style-name="P2">Release Process for SmartFrog</text:p>
      <text:p text:style-name="Subtitle"><text:date style:data-style-name="N75" text:date-value="2011-09-29T17:55:37">29 Sep 2011</text:date></text:p>
      <text:list xml:id="list730992088"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846973640" text:continue-numbering="true" text:style-name="Heading_20_Numbers">
        <text:list-item>
          <text:p text:style-name="Heading_20_1">How to make a release</text:p>
        </text:list-item>
      </text:list>
      <text:p text:style-name="Text_20_body">To make a public release, you need to be running Java1.6 on an Linux system with the RPM tools installed. That is, the package <text:span text:style-name="code_20_fragment">rpm-build</text:span> must be installed, otherwise the RPMs will not be created. Test: type <text:span text:style-name="code_20_fragment">rpmbuild</text:span> on the command line, if you get an error message about no spec file, the tool is installed.</text:p>
      <text:p text:style-name="Text_20_body">You should b<text:bookmark-start text:name="DDE_LINK1"/>u<text:bookmark-end text:name="DDE_LINK1"/>ild on a clean check out of the SVN repository, with a retail Ant release. <text:s/></text:p>
      <text:p text:style-name="Text_20_body">We have a special virtualized system image that can be used for this; it guarantees there is no development contamination of the build. This is the only way you should do a public release.</text:p>
      <text:p text:style-name="Text_20_body">The details on how to set all this up are covered at the end of this document.</text:p>
      <text:p text:style-name="Text_20_body"/>
      <text:list xml:id="list614622435"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994388776" text:style-name="L1">
        <text:list-item>
          <text:p text:style-name="P8">Start the VM. </text:p>
        </text:list-item>
        <text:list-item>
          <text:p text:style-name="P8">Bring it up to date with all its libraries, Java version, etc.</text:p>
        </text:list-item>
        <text:list-item>
          <text:p text:style-name="P8">Clean up any directories of old files, so that the (small, virtual) disk has space</text:p>
        </text:list-item>
        <text:list-item>
          <text:p text:style-name="P8">Reboot it</text:p>
        </text:list-item>
        <text:list-item>
          <text:p text:style-name="P8">Make sure the clock is synchronised.</text:p>
        </text:list-item>
        <text:list-item>
          <text:p text:style-name="P8">Make sure there is a few hundred MB of spare disk space. If there is not, clean up outdated Linux kernel versions. </text:p>
        </text:list-item>
        <text:list-item>
          <text:p text:style-name="P8">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549990793" text:continue-list="list614622435" text:style-name="Heading_20_Numbers">
        <text:list-item>
          <text:list>
            <text:list-item>
              <text:p text:style-name="Heading_20_2"><text:soft-page-break/>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364905401"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1399992742"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1252753445"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the Hudson servers to make sure the build is passing all its tests.</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1737315855"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956676400" text:style-name="Numbering_20_1">
        <text:list-item>
          <text:p text:style-name="P9">Note the name of the test.</text:p>
        </text:list-item>
        <text:list-item>
          <text:p text:style-name="P9">Open a bug report, record that the test has failed. Give it priority <text:span text:style-name="T2">major</text:span>, file it against the forthcoming release, and that it should be fixed in the current branch.</text:p>
        </text:list-item>
        <text:list-item>
          <text:p text:style-name="P9">Assign the bug to whoever maintains that code, or find someone to own the problem.</text:p>
        </text:list-item>
        <text:list-item>
          <text:p text:style-name="P9">Add the bug to the failing-tests pattern in the <text:span text:style-name="code_20_fragment">testharness/build.xml</text:span> file. Navigate to the <text:span text:style-name="code_20_fragment">"init-tests"</text:span> <text:soft-page-break/>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1186151477" text:continue-list="list1737315855"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83211312"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1390176919"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509200324"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594816907"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text:soft-page-break/>ant release</text:p>
      <text:p text:style-name="Text_20_body">This will create a clean release of everything, using the new version number.<text:bookmark-end text:name="DDE_LINK"/></text:p>
      <text:list xml:id="list1809724842"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681560874"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407228558"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1038517347"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1226623308"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text:bookmark-start text:name="__DdeLink__1194_1024818778"/>ant svn-tag -Dsvn.revision=4<text:bookmark-end text:name="__DdeLink__1194_1024818778"/>800</text:p>
      <text:p text:style-name="Text_20_body"><text:span text:style-name="T5">Important: </text:span><text:span text:style-name="T4">t</text:span>his will only work if you already have SVN authentication set up on this machine from the command line. Do an svn commit of some updated file -if it prompts you for a password, enter it. Only once you have done that will the ant-executed SVN operations work. And you need the svn tools on the command line. </text:p>
      <text:list xml:id="list1326292729"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ext:soft-page-break/>This must be followed by the (manual) release process described later. A different server definition is needed when someone else is making the release, obviously.</text:p>
      <text:p text:style-name="P19">Release the artifacts through SourceForge</text:p>
      <text:p text:style-name="Text_20_body">See the<text:span text:style-name="T2"> Uploading to SourceForge </text:span>section below. You need to go to</text:p>
      <text:p text:style-name="Text_20_body"><text:bookmark-start text:name="DDE_LINK20"/><text:bookmark-start text:name="DDE_LINK35"/><text:bookmark-start text:name="DDE_LINK5"/><text:span text:style-name="code_20_fragment">https://sourceforge.net/project/admin/editpackages.php?group_id=87384</text:span><text:bookmark-end text:name="DDE_LINK20"/><text:bookmark-end text:name="DDE_LINK35"/><text:bookmark-end text:name="DDE_LINK5"/></text:p>
      <text:list xml:id="list239877281"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text:span text:style-name="code_20_fragment">maven-artifacts</text:span> will build a Zip file from those artifacts explicitly selected in the package-<text:span text:style-name="code_20_fragment">maven-artifacts</text:span>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1920003168"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135585628"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908675200"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706410248" text:style-name="L2">
        <text:list-item>
          <text:p text:style-name="P10">Check in all the code.</text:p>
        </text:list-item>
        <text:list-item>
          <text:p text:style-name="P10">Make sure you have the SVN command line client installed, and that command line commits work (i.e. server is authenticated and commits work)</text:p>
        </text:list-item>
        <text:list-item>
          <text:p text:style-name="P10">Identify the revision to be used for the release, e.g. revision 4328</text:p>
        </text:list-item>
        <text:list-item>
          <text:p text:style-name="P10">run <text:bookmark-start text:name="DDE_LINK3"/><text:bookmark-start text:name="DDE_LINK11"/><text:bookmark-start text:name="DDE_LINK31"/><text:span text:style-name="code_20_fragment">ant svn-tag -Dsvn.revision=</text:span><text:bookmark-end text:name="DDE_LINK31"/><text:span text:style-name="code_20_fragment">4328</text:span><text:bookmark-end text:name="DDE_LINK3"/><text:bookmark-end text:name="DDE_LINK11"/></text:p>
        </text:list-item>
        <text:list-item>
          <text:p text:style-name="P10"><text:soft-page-break/>Check that the revision is public by browsing to <text:line-break/><text:span text:style-name="code_20_fragment">http://smartfrog.svn.sourceforge.net/viewvc/smartfrog/tags/</text:span>.</text:p>
        </text:list-item>
        <text:list-item>
          <text:p text:style-name="P10">The default tag, <text:span text:style-name="code_20_fragment">revision${smartfrog.version}</text:span> can be changed by setting the <text:span text:style-name="code_20_fragment">svn.tag</text:span> property</text:p>
        </text:list-item>
        <text:list-item>
          <text:p text:style-name="P10">The default message can be changed by setting the <text:span text:style-name="code_20_fragment">svn.message</text:span> property.</text:p>
        </text:list-item>
      </text:list>
      <text:list xml:id="list1679665253" text:continue-list="list908675200"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560285085" text:continue-numbering="true" text:style-name="Heading_20_Numbers">
        <text:list-item>
          <text:p text:style-name="Heading_20_1">Update Jira</text:p>
        </text:list-item>
      </text:list>
      <text:p text:style-name="Text_20_body">A Jira project administrator should </text:p>
      <text:list xml:id="list1944758062" text:style-name="L3">
        <text:list-item>
          <text:p text:style-name="P11">Review all open bugs against the release, and close any that are fixed, mark as WONTFIX any that you have no plans to work on (i.e. inactive components or tools).</text:p>
        </text:list-item>
        <text:list-item>
          <text:p text:style-name="P11">Create the planned successor release, if it is not already present.</text:p>
        </text:list-item>
        <text:list-item>
          <text:p text:style-name="P11">Mark the project as released; and move all open defects to the successor release.</text:p>
        </text:list-item>
        <text:list-item>
          <text:p text:style-name="P11">You can generate a change log report which can be included in the release notes.</text:p>
        </text:list-item>
      </text:list>
      <text:list xml:id="list647864087" text:continue-list="list560285085"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462311785" text:style-name="L4">
        <text:list-item>
          <text:p text:style-name="P12">Browse to <text:bookmark-start text:name="DDE_LINK32"/><text:bookmark-start text:name="DDE_LINK13"/><text:bookmark-start text:name="DDE_LINK16"/><text:a xlink:type="simple" xlink:href="http://jira.smartfrog.org/jira/secure/ConfigureReleaseNote.jspa?projectId=10000">http://jira.smartfrog.org/jira/secure/ConfigureReleaseNote.jspa?projectId=10000</text:a><text:bookmark-end text:name="DDE_LINK32"/><text:bookmark-end text:name="DDE_LINK13"/><text:bookmark-end text:name="DDE_LINK16"/></text:p>
        </text:list-item>
        <text:list-item>
          <text:p text:style-name="P12">Select the version being released, and the style (text for text announcements, HTML for any HTML announcements)</text:p>
        </text:list-item>
        <text:list-item>
          <text:p text:style-name="P12">Strip out any issues that are wontfix; they aren't changes. </text:p>
        </text:list-item>
        <text:list-item>
          <text:p text:style-name="P12">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1119136082" text:continue-list="list647864087" text:style-name="Heading_20_Numbers">
        <text:list-item>
          <text:p text:style-name="Heading_20_1"><text:soft-page-break/>Uploading to SourceForge</text:p>
        </text:list-item>
      </text:list>
      <text:p text:style-name="Text_20_body">There's two aspects of SourceForge uploads: Maven artifacts and upload artifacts. </text:p>
      <text:list xml:id="list2173050700"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text:bookmark-start text:name="__DdeLink__1174_1328383614"/>ant ssh-test -Dserver=sourceforge-steve<text:bookmark-end text:name="__DdeLink__1174_1328383614"/></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7">Once the connection is live, you can do an upload. </text:p>
      <text:p text:style-name="Text_20_body">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5">does not rebuild the application</text:span><text:span text:style-name="T6">. You can do as many uploads as you like, to different </text:span><text:span text:style-name="T6">places; the artifacts remain the same.</text:span></text:p>
      <text:p text:style-name="P5">As the artifacts are big, a full upload can take time. Allow 30 minutes to do a release from work, and don't attempt it at home or on a WLAN. </text:p>
      <text:p text:style-name="P5">The upload process uses SFTP, you must have the secret password set up in a build.properties file:</text:p>
      <text:p text:style-name="Code_20_last_20_line">secret.sftp.password=UseYourSourceForgePassPhraseHere</text:p>
      <text:p text:style-name="Text_20_body">If upload fails with an auth error, this is the first likely cause to check up on.</text:p>
      <text:list xml:id="list150260501" text:continue-numbering="true" text:style-name="Heading_20_Numbers">
        <text:list-item>
          <text:p text:style-name="Heading_20_3">Uploading the release notes</text:p>
        </text:list-item>
      </text:list>
      <text:p text:style-name="Text_20_body">The release notes can be uploaded into the same directory via the command </text:p>
      <text:p text:style-name="Code_20_last_20_line">ant upload-release-notes</text:p>
      <text:list xml:id="list1158936023" text:continue-numbering="true" text:style-name="Heading_20_Numbers">
        <text:list-item>
          <text:list>
            <text:list-item>
              <text:p text:style-name="Heading_20_2"><text:soft-page-break/>Manual Uploads</text:p>
            </text:list-item>
          </text:list>
        </text:list-item>
      </text:list>
      <text:p text:style-name="Text_20_body">We have hit problems with sftp not finishing. </text:p>
      <text:p text:style-name="Text_20_body">To upload by hand, here are the commands issued to push up the release 3.18.010, where sftp had already created the destination directory</text:p>
      <text:p text:style-name="Code">cd build/upload </text:p>
      <text:p text:style-name="Code">sftp steve_l@frs.sourceforge.net:/home/frs/project/s/sm/smartfrog/development/smartfrog-3.18.010 </text:p>
      <text:p text:style-name="Code">put *.jar </text:p>
      <text:p text:style-name="Code">put *.gz </text:p>
      <text:p text:style-name="Code">put *.zip</text:p>
      <text:p text:style-name="Code_20_last_20_line">quit</text:p>
      <text:p text:style-name="Text_20_body">This is a bit lower level, but seems more reliable.</text:p>
      <text:list xml:id="list1415413637"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ext:p>
      <text:p text:style-name="Text_20_body">The artifacts can also be deployed manually by</text:p>
      <text:list xml:id="list1924284863" text:style-name="L5">
        <text:list-item>
          <text:p text:style-name="P13">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3">ssh-ing in to that server and using <text:span text:style-name="code_20_fragment">unzip</text:span> to expand the file into <text:span text:style-name="code_20_fragment">smartfrog/htdocs/repository</text:span></text:p>
        </text:list-item>
        <text:list-item>
          <text:p text:style-name="P13">checking that they are present by browsing to <text:bookmark-start text:name="__DdeLink__1250_1024818778"/><text:span text:style-name="code_20_fragment">http://smartfrog.sf.net/repository</text:span><text:bookmark-end text:name="__DdeLink__1250_1024818778"/></text:p>
        </text:list-item>
      </text:list>
      <text:p text:style-name="Text_20_body">Do not delete old artifacts as they may still be imported by external projects.</text:p>
      <text:p text:style-name="Text_20_body">To upload only the Maven artifacts, run <text:bookmark-start text:name="__DdeLink__1227_1458850751"/><text:span text:style-name="code_20_fragment">ant upload-maven-artifacts</text:span><text:bookmark-end text:name="__DdeLink__1227_1458850751"/>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 This was done by issuing the following command</text:p>
      <text:p text:style-name="Code_20_last_20_line">ln -s /home/project-web/smartfrog/ smartfrog </text:p>
      <text:list xml:id="list1855439767" text:continue-list="list1415413637"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list xml:id="list1968245035" text:continue-numbering="true" text:style-name="Heading_20_Numbers">
        <text:list-item>
          <text:p text:style-name="Heading_20_3">September 2011: updated install process</text:p>
        </text:list-item>
      </text:list>
      <text:p text:style-name="Text_20_body">After uploading the artifacts, you need to cut a release on SourceForge</text:p>
      <text:p text:style-name="Text_20_body">1. Go to https://sourceforge.net/projects/smartfrog/ and then log in</text:p>
      <text:p text:style-name="Text_20_body">2. Go to the files area</text:p>
      <text:p text:style-name="Text_20_body"><text:s/>https://sourceforge.net/projects/smartfrog/files/development/</text:p>
      <text:p text:style-name="Text_20_body"><text:soft-page-break/>3. Find the new release subdir<text:line-break/> <text:s text:c="2"/>(e.g https://sourceforge.net/projects/smartfrog/files/development/smartfrog-3.18.012/ )</text:p>
      <text:p text:style-name="Text_20_body">4. go through the new artifacts and hit the "i" button to change their attributes</text:p>
      <text:p text:style-name="Text_20_body">5. <text:s/>mark which are the defaults for which OS</text:p>
      <text:p text:style-name="Text_20_body">Windows: zip</text:p>
      <text:p text:style-name="Text_20_body">OS/X, BSD, solaris : tar.gz</text:p>
      <text:p text:style-name="Text_20_body">Linux: rpms</text:p>
      <text:list xml:id="list1992371443" text:continue-numbering="true"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1624566806" text:style-name="L6">
        <text:list-item>
          <text:p text:style-name="P14">Take note of the link to the newly released artifacts; these can go into the announcement email.</text:p>
        </text:list-item>
        <text:list-item>
          <text:p text:style-name="P14">Download all the artifacts from a mirror.</text:p>
        </text:list-item>
        <text:list-item>
          <text:p text:style-name="P14">Use <text:span text:style-name="code_20_fragment">sha1sum</text:span> to create the checksums, and verify (visually) that they match that of the published files </text:p>
        </text:list-item>
      </text:list>
      <text:list xml:id="list220282283" text:continue-list="list1992371443"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1148002159"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1207215908"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435371099" text:continue-list="list956676400" text:style-name="Numbering_20_1">
        <text:list-item text:start-value="1">
          <text:p text:style-name="P9">Open a new JIRA issue.<text:bookmark-start text:name="DDE_LINK21"/></text:p>
        </text:list-item>
        <text:list-item>
          <text:p text:style-name="P9">Add the new package to <text:span text:style-name="code_20_fragment">ivy.xm</text:span>l.</text:p>
        </text:list-item>
        <text:list-item>
          <text:p text:style-name="P9">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9">Verify that no dependent JARs that belong to other projects are being included in your lib/ directory. This creates confusion as to what is managing a specific package, confusion that breaks the RPM manager and izpack.</text:p>
        </text:list-item>
        <text:list-item>
          <text:p text:style-name="P9">Edit the izpack file to add a new package. The configuration file is in <text:span text:style-name="code_20_fragment">release/izpack/smartfrog-</text:span><text:soft-page-break/><text:span text:style-name="code_20_fragment">install.xml</text:span>; add a new “pack” for the component, declaring all JARs that need to be included.</text:p>
        </text:list-item>
        <text:list-item>
          <text:p text:style-name="P9">run the <text:span text:style-name="code_20_fragment">izpack</text:span> target to create the new JAR.</text:p>
        </text:list-item>
        <text:list-item>
          <text:p text:style-name="P9"><text:bookmark-start text:name="DDE_LINK9"/>run the <text:span text:style-name="code_20_fragment">run</text:span> target to check that the izpack works<text:bookmark-end text:name="DDE_LINK21"/>.</text:p>
        </text:list-item>
        <text:list-item>
          <text:p text:style-name="P15">Commit the changes against the JIRA issue</text:p>
        </text:list-item>
        <text:list-item>
          <text:p text:style-name="P15">Mark the issue as fixed.</text:p>
        </text:list-item>
      </text:list>
      <text:list xml:id="list700169738" text:continue-list="list1207215908"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208219108" text:continue-numbering="true" text:style-name="Heading_20_Numbers">
        <text:list-item>
          <text:p text:style-name="P18">Releasing different Branches</text:p>
        </text:list-item>
      </text:list>
      <text:p text:style-name="P4">If you wish to release different versions of SmartFrog, there are multiple ways to do this</text:p>
      <text:list xml:id="list1650377944" text:style-name="L7">
        <text:list-item>
          <text:p text:style-name="P17"><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16">Delete the current source, then check out, the different branch. <text:line-break/>This is slower but cleaner. It is strongly recommended.</text:p>
        </text:list-item>
        <text:list-item>
          <text:p text:style-name="P16">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1480917783" text:continue-list="list208219108"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2052682028"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679754804" text:continue-numbering="true" text:style-name="Heading_20_Numbers">
        <text:list-item>
          <text:list>
            <text:list-item>
              <text:p text:style-name="Heading_20_2"><text:soft-page-break/>Upload Fails on Maven upload</text:p>
            </text:list-item>
          </text:list>
        </text:list-item>
      </text:list>
      <text:p text:style-name="Text_20_body">We've seen errors failing to create a directory because it exists:</text:p>
      <text:p text:style-name="Code">release.upload-maven-artifacts: </text:p>
      <text:p text:style-name="Code">[ssh-remote] Connecting to shell.sourceforge.net:22 </text:p>
      <text:p text:style-name="Code">[ssh-remote] cmd : mkdir -p smartfrog/htdocs/repository </text:p>
      <text:p text:style-name="Code_20_last_20_line">[ssh-remote] mkdir: cannot create directory `smartfrog': File exists </text:p>
      <text:p text:style-name="Text_20_body">This is odd, as mkdir -p explicitly says "don't fail if the parents aren't there, but instead create them"</text:p>
      <text:p text:style-name="Text_20_body"/>
      <text:list xml:id="list890586413"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1677258594" text:continue-list="list1435371099" text:style-name="Numbering_20_1">
        <text:list-item text:start-value="1">
          <text:p text:style-name="P21">Build up a specific Linux VM. Give it a large hard disk -10GB+, as you do not wish to run out of disk-space mid build.</text:p>
        </text:list-item>
        <text:list-item>
          <text:p text:style-name="P20">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20">Install the RPM build tools to create RPMs. Test: type <text:span text:style-name="code_20_fragment">rpmbuild</text:span> on the command line and expect to see the error message <text:line-break/><text:span text:style-name="code_20_fragment">rpmbuild: no spec files given for build</text:span> <text:line-break/>Install the <text:span text:style-name="code_20_fragment">rpm-build</text:span> RPM/deb package to get this tool</text:p>
        </text:list-item>
        <text:list-item>
          <text:p text:style-name="P20">Install subversion; to test, type <text:span text:style-name="code_20_fragment">svn</text:span>.<text:line-break/>Warning: you may want a later version than ships with the Linux distribution, as they tend to lag and be less good at handling moves and copies over branches.</text:p>
        </text:list-item>
        <text:list-item>
          <text:p text:style-name="P20">Set up SVN proxies. If you have a machine set up already, the .subversion/servers file does this</text:p>
        </text:list-item>
        <text:list-item>
          <text:p text:style-name="P20">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20">Point <text:span text:style-name="code_20_fragment">JAVA_HOME</text:span> at where the JVM lives, add <text:span text:style-name="code_20_fragment">$JAVA_HOME/bin</text:span> to the path.</text:p>
        </text:list-item>
        <text:list-item>
          <text:p text:style-name="P20">Install Ant: </text:p>
        </text:list-item>
      </text:list>
      <text:list xml:id="list1386455811" text:style-name="Numbering_20_2">
        <text:list-item>
          <text:p text:style-name="P22">Download the latest release from <text:span text:style-name="code_20_fragment">http://ant.apache.org/</text:span> </text:p>
        </text:list-item>
        <text:list-item>
          <text:p text:style-name="P22">Untar it into a location (here <text:span text:style-name="code_20_fragment">/home/smartfrog/ant</text:span>)</text:p>
        </text:list-item>
        <text:list-item>
          <text:p text:style-name="P22">Edit <text:span text:style-name="code_20_fragment">~/.bash_profile </text:span>to add <text:line-break/></text:p>
        </text:list-item>
      </text:list>
      <text:p text:style-name="Code">export PROXYHOST="web-proxy"</text:p>
      <text:p text:style-name="Code">export PROXYPORT=8088</text:p>
      <text:p text:style-name="Code"/>
      <text:p text:style-name="Code">#ant settings</text:p>
      <text:p text:style-name="Code">export JVM_PROXY_SETTINGS="-Dhttp.proxyHost=$PROXYHOST -Dhttp.proxyPort=$PROXYPORT -Dhttps.proxyHost=$PROXYHOST -Dhttps.proxyPort=$PROXYPORT"</text:p>
      <text:p text:style-name="Code">export ANT_OPTS="$JVM_PROXY_SETTINGS"</text:p>
      <text:p text:style-name="Code">export ANT_ARGS="-logger org.apache.tools.ant.listener.BigProjectLogger"</text:p>
      <text:p text:style-name="Code_20_last_20_line">export ANT_HOME=/home/smartfrog/ant</text:p>
      <text:p text:style-name="P6"><text:span text:style-name="code_20_fragment"/></text:p>
      <text:list xml:id="list176167401" text:continue-numbering="true" text:style-name="Numbering_20_2">
        <text:list-item>
          <text:p text:style-name="P22">Test with a <text:span text:style-name="code_20_fragment">bash -login</text:span> and then type <text:span text:style-name="code_20_fragment">ant -diagnostics</text:span>; you should see a diagnostics listing showing the many tasks are missing</text:p>
        </text:list-item>
        <text:list-item>
          <text:p text:style-name="P22">Pull down the missing artifacts <text:line-break/><text:soft-page-break/><text:span text:style-name="code_20_fragment">cd $ANT_HOME<text:line-break/>ant -f fetch.xml -Ddest=system<text:line-break/></text:span>(if you are behind a firewall, you will have to set up the proxy first in <text:span text:style-name="code_20_fragment">ANT_OPTS</text:span>) ; you need this anyway</text:p>
        </text:list-item>
        <text:list-item>
          <text:p text:style-name="P22">Rerun <text:span text:style-name="code_20_fragment">ant -diagnostics</text:span>; you should see a diagnostics listing showing less optional tasks are unavailable</text:p>
        </text:list-item>
      </text:list>
      <text:list xml:id="list1260150342" text:continue-list="list1677258594" text:style-name="Numbering_20_1">
        <text:list-item>
          <text:p text:style-name="P20">Create the directory below which you wish to host the SmartFrog source tree.</text:p>
        </text:list-item>
        <text:list-item>
          <text:p text:style-name="P20">Check out SmartFrog from the repository<text:line-break/><text:span text:style-name="code_20_fragment">svn co https://smartfrog.svn.sourceforge.net/svnroot/smartfrog/trunk/core </text:span></text:p>
        </text:list-item>
        <text:list-item>
          <text:p text:style-name="P20">In the directory <text:span text:style-name="code_20_fragment">core</text:span>, run <text:span text:style-name="code_20_fragment">ant release</text:span>, as discussed previously in this document.</text:p>
        </text:list-item>
        <text:list-item>
          <text:p text:style-name="P20">To do releases, you need to get the right ssh keys into <text:span text:style-name="code_20_fragment">~/.ssh</text:span>.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in" fo:margin-bottom="0.0835in"/>
      <style:text-properties style:font-name="Arial"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master-page-name="">
      <style:paragraph-properties fo:margin-left="0.6063in" fo:margin-right="0in" fo:margin-top="0in" fo:margin-bottom="0in" style:line-height-at-least="0in" fo:text-align="start" style:justify-single-word="false" fo:text-indent="0in"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0.6063in" fo:margin-right="0in" fo:margin-top="0in" fo:margin-bottom="0.1181in" fo:text-indent="0in"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0972in" fo:margin-bottom="0in" style:line-height-at-least="0.1528in" fo:keep-together="always" fo:keep-with-next="always"/>
      <style:text-properties style:font-name="Arial4" fo:font-size="11pt" fo:letter-spacing="-0.0028in" style:letter-kerning="true" style:font-size-asian="11pt"/>
    </style:style>
    <style:style style:name="Title_20_Cover" style:display-name="Title Cover" style:family="paragraph" style:parent-style-name="Heading_20_Base" style:next-style-name="Subtitle_20_Cover">
      <style:paragraph-properties fo:margin-top="1.25in" fo:margin-bottom="0in" style:line-height-at-least="0.1665in"/>
      <style:text-properties fo:font-size="36pt" fo:letter-spacing="-0.0335in" fo:font-weight="bold"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fo:text-indent="0in" style:auto-text-indent="false"/>
      <style:text-properties style:font-name="Times New Roman" fo:font-size="20pt" fo:letter-spacing="-0.0138in"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13</text:page-number> of <text:page-count>13</text:page-count><text:tab/>last modified on <text:date style:data-style-name="N84" text:date-value="2011-09-29T17:55:37">2011-09-29</text:date> <text:time style:data-style-name="N40" text:time-value="2007-05-25T11:36:19.95" text:fixed="true">11:36</text:time></text:p>
      </style:header>
      <style:footer>
        <text:p text:style-name="MP1"><text:span text:style-name="MT1">© C</text:span>opyright 1998-2011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SmartFrog Release Process</dc:title>
    <meta:initial-creator>Steve Loughran</meta:initial-creator>
    <meta:creation-date>2007-05-25T11:36:20</meta:creation-date>
    <dc:date>2011-09-29T17:55:37</dc:date>
    <meta:editing-cycles>84</meta:editing-cycles>
    <meta:editing-duration>PT537H52M53S</meta:editing-duration>
    <dc:creator>Steve Loughran</dc:creator>
    <meta:document-statistic meta:table-count="1" meta:image-count="0" meta:object-count="0" meta:page-count="13" meta:paragraph-count="302" meta:word-count="4291" meta:character-count="26378"/>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